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5d3b" officeooo:paragraph-rsid="00145d3b"/>
    </style:style>
    <style:style style:name="P2" style:family="paragraph" style:parent-style-name="Standard" style:list-style-name="L1">
      <style:text-properties officeooo:rsid="00145d3b" officeooo:paragraph-rsid="00145d3b"/>
    </style:style>
    <style:style style:name="P3" style:family="paragraph" style:parent-style-name="Standard" style:list-style-name="L2">
      <style:text-properties officeooo:rsid="00145d3b" officeooo:paragraph-rsid="00145d3b"/>
    </style:style>
    <style:style style:name="P4" style:family="paragraph" style:parent-style-name="Standard">
      <style:text-properties officeooo:rsid="00145d3b" officeooo:paragraph-rsid="00145d3b"/>
    </style:style>
    <style:style style:name="P5" style:family="paragraph" style:parent-style-name="Standard" style:list-style-name="L2">
      <style:text-properties officeooo:rsid="0014b7c8" officeooo:paragraph-rsid="0014b7c8"/>
    </style:style>
    <style:style style:name="P6" style:family="paragraph" style:parent-style-name="Standard" style:list-style-name="L2">
      <style:text-properties officeooo:rsid="00159b2b" officeooo:paragraph-rsid="00159b2b"/>
    </style:style>
    <style:style style:name="P7" style:family="paragraph" style:parent-style-name="Standard" style:list-style-name="L2">
      <style:text-properties officeooo:rsid="00169db0" officeooo:paragraph-rsid="00169db0"/>
    </style:style>
    <style:style style:name="P8" style:family="paragraph" style:parent-style-name="Standard">
      <style:text-properties officeooo:rsid="0017a92c" officeooo:paragraph-rsid="0017a92c"/>
    </style:style>
    <style:style style:name="T1" style:family="text">
      <style:text-properties officeooo:rsid="0014b7c8"/>
    </style:style>
    <style:style style:name="T2" style:family="text">
      <style:text-properties officeooo:rsid="00169d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61 </text:p>
      <text:p text:style-name="P1">Fall 2016 </text:p>
      <text:p text:style-name="P1">Program 1 </text:p>
      <text:p text:style-name="P8">Due Sunday night, Sep. 11. </text:p>
      <text:p text:style-name="P1"/>
      <text:p text:style-name="P1">Your first programming assignment uses search to solve a standard problem. </text:p>
      <text:p text:style-name="P1"/>
      <text:p text:style-name="P1">THE PROBLEM: </text:p>
      <text:p text:style-name="P1">You have 3 buckets: 1 Large (12 gallons), <text:s/>1 Medium (8 gallons), and 1 Small (3 gallons). These buckets have no gradations (markings). They may be manipulated as follows: </text:p>
      <text:list xml:id="list1002183909951439581" text:style-name="L1">
        <text:list-item>
          <text:p text:style-name="P2">Water can be obtained from a nearby tap to fill any bucket that is partially or completely empty. Because the buckets are unmarked, the only way to measure the amount of water put into the bucket is by filling it completely. </text:p>
        </text:list-item>
        <text:list-item>
          <text:p text:style-name="P2">Water can be poured from any bucket onto the ground. Again, the only option in pouring water onto the ground is to pour out all of the water in the bucket, whether it was partially or completely full. This empties the bucket. </text:p>
        </text:list-item>
        <text:list-item>
          <text:p text:style-name="P2">Water can be poured from one bucket to another. There are two options here: </text:p>
          <text:list>
            <text:list-item>
              <text:p text:style-name="P2">Water can be poured from bucket A to bucket B, emptying bucket A, provided the amount of available space in B equals or exceeds the amount of water in A. </text:p>
            </text:list-item>
            <text:list-item>
              <text:p text:style-name="P2">Water can be poured from bucket A to bucket B, filling bucket B, provided the amount of water in A equals or exceeds the amount of empty space in B. </text:p>
            </text:list-item>
          </text:list>
        </text:list-item>
        <text:list-item>
          <text:p text:style-name="P2">Your goal is to end with exactly 1 gallon of water in the Small bucket in the smallest number of steps. The state of the other 2 buckets at the solution of the problem doesn’t matter, as long as there is exactly 1 gallon of water in the Small bucket. </text:p>
        </text:list-item>
      </text:list>
      <text:p text:style-name="P1"/>
      <text:p text:style-name="P1">TECHNICAL NOTES: </text:p>
      <text:list xml:id="list3645853455721121397" text:style-name="L2">
        <text:list-item>
          <text:p text:style-name="P3">Your program may be written in: C++, C#, Java, Python, <text:span text:style-name="T1">or </text:span>Clojure.</text:p>
        </text:list-item>
        <text:list-item>
          <text:p text:style-name="P5">Make strategic use of defined constants or clearly-marked specifications so your program could be modified to use different size buckets and have a different goal for the number of gallons desired. </text:p>
        </text:list-item>
        <text:list-item>
          <text:p text:style-name="P5">Your program should print to the screen and an output text file a human-readable, concise listing of the steps needed to solve the problem. </text:p>
        </text:list-item>
        <text:list-item>
          <text:p text:style-name="P5">Your solution need not be unique. <text:s/>That is, there may be more than one solution with the same minimum number of steps. </text:p>
        </text:list-item>
        <text:list-item>
          <text:p text:style-name="P6">You will submit your program source code, as well as a document about your solution. This <text:span text:style-name="T2">document (Word, LibreOffice, or Rich Text) will include, at a minimum: </text:span></text:p>
          <text:list>
            <text:list-item>
              <text:p text:style-name="P7">A description of major data structures; </text:p>
            </text:list-item>
            <text:list-item>
              <text:p text:style-name="P7">Discussion of major functions or sections of code (you don’t need to walk through how you ask the user for input, but what operations are carried out on the data structures is useful information); </text:p>
            </text:list-item>
            <text:list-item>
              <text:p text:style-name="P7">The search algorithm you used to find the solution; </text:p>
            </text:list-item>
            <text:list-item>
              <text:p text:style-name="P7">A detailed argument demonstrating algorithmic correctness, including how you know the solution you found was as short as possible. This argument need not be as rigorous as a formal proof but should be persuasive. And of course, a rigorous proof is acceptable.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20:03.536000000</meta:creation-date>
    <dc:date>2016-08-23T11:26:04.579000000</dc:date>
    <meta:editing-duration>PT56M27S</meta:editing-duration>
    <meta:editing-cycles>2</meta:editing-cycles>
    <meta:generator>LibreOffice/5.2.0.4$Windows_x86 LibreOffice_project/066b007f5ebcc236395c7d282ba488bca6720265</meta:generator>
    <meta:document-statistic meta:table-count="0" meta:image-count="0" meta:object-count="0" meta:page-count="1" meta:paragraph-count="23" meta:word-count="484" meta:character-count="2659" meta:non-whitespace-character-count="2189"/>
  </office:meta>
</office:document-meta>
</file>